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6.34pt"/>
    </style:style>
    <style:style style:name="co2" style:family="table-column">
      <style:table-column-properties fo:break-before="auto" style:column-width="100.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4.19pt"/>
    </style:style>
    <style:style style:name="co5" style:family="table-column">
      <style:table-column-properties fo:break-before="auto" style:column-width="94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q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Expenditure (X)</text:p>
          </table:table-cell>
          <table:table-cell table:style-name="ce1" office:value-type="string" calcext:value-type="string">
            <text:p>Sales (Y)</text:p>
          </table:table-cell>
          <table:table-cell table:style-name="ce1" office:value-type="string" calcext:value-type="string">
            <text:p>(X-Xbar)^2</text:p>
          </table:table-cell>
          <table:table-cell table:style-name="ce1" office:value-type="string" calcext:value-type="string">
            <text:p>(Y-Ybar)^2</text:p>
          </table:table-cell>
          <table:table-cell table:style-name="ce1" office:value-type="string" calcext:value-type="string">
            <text:p>(X-Xbar)(Y-Ybar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([.B2]-[.$B$11])^2" office:value-type="float" office:value="0" calcext:value-type="float">
            <text:p>0</text:p>
          </table:table-cell>
          <table:table-cell table:formula="of:=([.C2]-[.$C$11])^2" office:value-type="float" office:value="28.890625" calcext:value-type="float">
            <text:p>28.890625</text:p>
          </table:table-cell>
          <table:table-cell table:formula="of:=([.B2]-[.$B$11])*([.C2]-[.$C$11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formula="of:=([.B3]-[.$B$11])^2" office:value-type="float" office:value="1600" calcext:value-type="float">
            <text:p>1600</text:p>
          </table:table-cell>
          <table:table-cell table:formula="of:=([.C3]-[.$C$11])^2" office:value-type="float" office:value="0.390625" calcext:value-type="float">
            <text:p>0.390625</text:p>
          </table:table-cell>
          <table:table-cell table:formula="of:=([.B3]-[.$B$11])*([.C3]-[.$C$11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formula="of:=([.B4]-[.$B$11])^2" office:value-type="float" office:value="100" calcext:value-type="float">
            <text:p>100</text:p>
          </table:table-cell>
          <table:table-cell table:formula="of:=([.C4]-[.$C$11])^2" office:value-type="float" office:value="13.140625" calcext:value-type="float">
            <text:p>13.140625</text:p>
          </table:table-cell>
          <table:table-cell table:formula="of:=([.B4]-[.$B$11])*([.C4]-[.$C$11])" office:value-type="float" office:value="36.25" calcext:value-type="float">
            <text:p>36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([.B5]-[.$B$11])^2" office:value-type="float" office:value="100" calcext:value-type="float">
            <text:p>100</text:p>
          </table:table-cell>
          <table:table-cell table:formula="of:=([.C5]-[.$C$11])^2" office:value-type="float" office:value="1.890625" calcext:value-type="float">
            <text:p>1.890625</text:p>
          </table:table-cell>
          <table:table-cell table:formula="of:=([.B5]-[.$B$11])*([.C5]-[.$C$11])" office:value-type="float" office:value="13.75" calcext:value-type="float">
            <text:p>13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([.B6]-[.$B$11])^2" office:value-type="float" office:value="400" calcext:value-type="float">
            <text:p>400</text:p>
          </table:table-cell>
          <table:table-cell table:formula="of:=([.C6]-[.$C$11])^2" office:value-type="float" office:value="2.640625" calcext:value-type="float">
            <text:p>2.640625</text:p>
          </table:table-cell>
          <table:table-cell table:formula="of:=([.B6]-[.$B$11])*([.C6]-[.$C$11])" office:value-type="float" office:value="-32.5" calcext:value-type="float">
            <text:p>-32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formula="of:=([.B7]-[.$B$11])^2" office:value-type="float" office:value="100" calcext:value-type="float">
            <text:p>100</text:p>
          </table:table-cell>
          <table:table-cell table:formula="of:=([.C7]-[.$C$11])^2" office:value-type="float" office:value="0.390625" calcext:value-type="float">
            <text:p>0.390625</text:p>
          </table:table-cell>
          <table:table-cell table:formula="of:=([.B7]-[.$B$11])*([.C7]-[.$C$11])"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([.B8]-[.$B$11])^2" office:value-type="float" office:value="400" calcext:value-type="float">
            <text:p>400</text:p>
          </table:table-cell>
          <table:table-cell table:formula="of:=([.C8]-[.$C$11])^2" office:value-type="float" office:value="5.640625" calcext:value-type="float">
            <text:p>5.640625</text:p>
          </table:table-cell>
          <table:table-cell table:formula="of:=([.B8]-[.$B$11])*([.C8]-[.$C$11])" office:value-type="float" office:value="47.5" calcext:value-type="float">
            <text:p>47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.B9]-[.$B$11])^2" office:value-type="float" office:value="100" calcext:value-type="float">
            <text:p>100</text:p>
          </table:table-cell>
          <table:table-cell table:formula="of:=([.C9]-[.$C$11])^2" office:value-type="float" office:value="6.890625" calcext:value-type="float">
            <text:p>6.890625</text:p>
          </table:table-cell>
          <table:table-cell table:formula="of:=([.B9]-[.$B$11])*([.C9]-[.$C$11])" office:value-type="float" office:value="-26.25" calcext:value-type="float">
            <text:p>-26.25</text:p>
          </table:table-cell>
        </table:table-row>
        <table:table-row table:style-name="ro1">
          <table:table-cell table:style-name="ce1" office:value-type="string" calcext:value-type="string">
            <text:p>Summation</text:p>
          </table:table-cell>
          <table:table-cell table:formula="of:=SUM([.B2:.B9])" office:value-type="float" office:value="240" calcext:value-type="float">
            <text:p>240</text:p>
          </table:table-cell>
          <table:table-cell table:formula="of:=SUM([.C2:.C9])" office:value-type="float" office:value="123" calcext:value-type="float">
            <text:p>123</text:p>
          </table:table-cell>
          <table:table-cell table:formula="of:=SUM([.D2:.D9])" office:value-type="float" office:value="2800" calcext:value-type="float">
            <text:p>2800</text:p>
          </table:table-cell>
          <table:table-cell table:formula="of:=SUM([.E2:.E9])" office:value-type="float" office:value="59.875" calcext:value-type="float">
            <text:p>59.875</text:p>
          </table:table-cell>
          <table:table-cell table:formula="of:=SUM([.F2:.F9])" office:value-type="float" office:value="70" calcext:value-type="float">
            <text:p>70</text:p>
          </table:table-cell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[.B10]/[.A9]" office:value-type="float" office:value="30" calcext:value-type="float">
            <text:p>30</text:p>
          </table:table-cell>
          <table:table-cell table:formula="of:=[.C10]/[.A9]" office:value-type="float" office:value="15.375" calcext:value-type="float">
            <text:p>15.375</text:p>
          </table:table-cell>
          <table:table-cell table:formula="of:=[.D10]/([.A9]-1)" office:value-type="float" office:value="400" calcext:value-type="float">
            <text:p>400</text:p>
          </table:table-cell>
          <table:table-cell table:formula="of:=[.E10]/([.A9]-1)" office:value-type="float" office:value="8.55357142857143" calcext:value-type="float">
            <text:p>8.55357142857143</text:p>
          </table:table-cell>
          <table:table-cell table:formula="of:=[.F10]/([.A9]-1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formula="of:=[.F11]/SQRT([.D11]*[.E11])" office:value-type="float" office:value="0.170960689666582" calcext:value-type="float">
            <text:p>0.170960689666582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Expenditure (X)</text:p>
          </table:table-cell>
          <table:table-cell table:style-name="ce1" office:value-type="string" calcext:value-type="string">
            <text:p>Sales (Y)</text:p>
          </table:table-cell>
          <table:table-cell table:style-name="ce1" office:value-type="string" calcext:value-type="string">
            <text:p>Rank(x)</text:p>
          </table:table-cell>
          <table:table-cell table:style-name="ce1" office:value-type="string" calcext:value-type="string">
            <text:p>Rank(y)</text:p>
          </table:table-cell>
          <table:table-cell table:style-name="ce1" office:value-type="string" calcext:value-type="string">
            <text:p>D^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[.D15]-[.E15])^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table:formula="of:=([.D16]-[.E16])^2" office:value-type="float" office:value="12.25" calcext:value-type="float">
            <text:p>12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table:formula="of:=([.D17]-[.E17])^2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formula="of:=([.D18]-[.E18])^2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table:formula="of:=([.D19]-[.E19])^2" office:value-type="float" office:value="20.25" calcext:value-type="float">
            <text:p>20.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6.5" calcext:value-type="float">
            <text:p>6.5</text:p>
          </table:table-cell>
          <table:table-cell office:value-type="float" office:value="4.5" calcext:value-type="float">
            <text:p>4.5</text:p>
          </table:table-cell>
          <table:table-cell table:formula="of:=([.D20]-[.E20])^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formula="of:=([.D21]-[.E21])^2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formula="of:=([.D22]-[.E22])^2" office:value-type="float" office:value="12.25" calcext:value-type="float">
            <text:p>12.25</text:p>
          </table:table-cell>
        </table:table-row>
        <table:table-row table:style-name="ro1">
          <table:table-cell table:style-name="ce3" office:value-type="string" calcext:value-type="string">
            <text:p>Rank Correl Coef</text:p>
          </table:table-cell>
          <table:table-cell table:style-name="Default" table:formula="of:=1- (6 * SUM([.F15:.F22])- 4 * (2*3/12)) / ([.A22]*([.A22]^2-1))" office:value-type="float" office:value="0.200396825396825" calcext:value-type="float">
            <text:p>0.200396825396825</text:p>
          </table:table-cell>
          <table:table-cell table:style-name="Default" table:number-columns-repeated="4"/>
        </table:table-row>
      </table:table>
      <table:table table:name="q2" table:style-name="ta1">
        <table:table-column table:style-name="co3" table:number-columns-repeated="5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(X-Xbar)^2</text:p>
          </table:table-cell>
          <table:table-cell table:style-name="ce1" office:value-type="string" calcext:value-type="string">
            <text:p>(Y-Ybar)^2</text:p>
          </table:table-cell>
          <table:table-cell table:style-name="ce1" office:value-type="string" calcext:value-type="string">
            <text:p>(X-Xbar)(Y-Ybar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table:formula="of:=([.B2]-[.$B$15])^2" office:value-type="float" office:value="742.5625" calcext:value-type="float">
            <text:p>742.5625</text:p>
          </table:table-cell>
          <table:table-cell table:formula="of:=([.C2]-[.C$15])^2" office:value-type="float" office:value="22.5625" calcext:value-type="float">
            <text:p>22.5625</text:p>
          </table:table-cell>
          <table:table-cell table:formula="of:=([.B2]-[.$B$15])*([.C2]-[.$C$15])" office:value-type="float" office:value="129.4375" calcext:value-type="float">
            <text:p>129.4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formula="of:=([.B3]-[.$B$15])^2" office:value-type="float" office:value="517.5625" calcext:value-type="float">
            <text:p>517.5625</text:p>
          </table:table-cell>
          <table:table-cell table:formula="of:=([.C3]-[.C$15])^2" office:value-type="float" office:value="3.0625" calcext:value-type="float">
            <text:p>3.0625</text:p>
          </table:table-cell>
          <table:table-cell table:formula="of:=([.B3]-[.$B$15])*([.C3]-[.$C$15])" office:value-type="float" office:value="-39.8125" calcext:value-type="float">
            <text:p>-39.8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formula="of:=([.B4]-[.$B$15])^2" office:value-type="float" office:value="45.5625" calcext:value-type="float">
            <text:p>45.5625</text:p>
          </table:table-cell>
          <table:table-cell table:formula="of:=([.C4]-[.C$15])^2" office:value-type="float" office:value="3.0625" calcext:value-type="float">
            <text:p>3.0625</text:p>
          </table:table-cell>
          <table:table-cell table:formula="of:=([.B4]-[.$B$15])*([.C4]-[.$C$15])" office:value-type="float" office:value="-11.8125" calcext:value-type="float">
            <text:p>-11.81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formula="of:=([.B5]-[.$B$15])^2" office:value-type="float" office:value="85.5625" calcext:value-type="float">
            <text:p>85.5625</text:p>
          </table:table-cell>
          <table:table-cell table:formula="of:=([.C5]-[.C$15])^2" office:value-type="float" office:value="18.0625" calcext:value-type="float">
            <text:p>18.0625</text:p>
          </table:table-cell>
          <table:table-cell table:formula="of:=([.B5]-[.$B$15])*([.C5]-[.$C$15])" office:value-type="float" office:value="-39.3125" calcext:value-type="float">
            <text:p>-39.3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([.B6]-[.$B$15])^2" office:value-type="float" office:value="770.0625" calcext:value-type="float">
            <text:p>770.0625</text:p>
          </table:table-cell>
          <table:table-cell table:formula="of:=([.C6]-[.C$15])^2" office:value-type="float" office:value="18.0625" calcext:value-type="float">
            <text:p>18.0625</text:p>
          </table:table-cell>
          <table:table-cell table:formula="of:=([.B6]-[.$B$15])*([.C6]-[.$C$15])" office:value-type="float" office:value="117.9375" calcext:value-type="float">
            <text:p>117.93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formula="of:=([.B7]-[.$B$15])^2" office:value-type="float" office:value="189.0625" calcext:value-type="float">
            <text:p>189.0625</text:p>
          </table:table-cell>
          <table:table-cell table:formula="of:=([.C7]-[.C$15])^2" office:value-type="float" office:value="10.5625" calcext:value-type="float">
            <text:p>10.5625</text:p>
          </table:table-cell>
          <table:table-cell table:formula="of:=([.B7]-[.$B$15])*([.C7]-[.$C$15])" office:value-type="float" office:value="44.6875" calcext:value-type="float">
            <text:p>44.68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([.B8]-[.$B$15])^2" office:value-type="float" office:value="351.5625" calcext:value-type="float">
            <text:p>351.5625</text:p>
          </table:table-cell>
          <table:table-cell table:formula="of:=([.C8]-[.C$15])^2" office:value-type="float" office:value="52.5625" calcext:value-type="float">
            <text:p>52.5625</text:p>
          </table:table-cell>
          <table:table-cell table:formula="of:=([.B8]-[.$B$15])*([.C8]-[.$C$15])" office:value-type="float" office:value="135.9375" calcext:value-type="float">
            <text:p>135.9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([.B9]-[.$B$15])^2" office:value-type="float" office:value="0.0625" calcext:value-type="float">
            <text:p>0.0625</text:p>
          </table:table-cell>
          <table:table-cell table:formula="of:=([.C9]-[.C$15])^2" office:value-type="float" office:value="0.0625" calcext:value-type="float">
            <text:p>0.0625</text:p>
          </table:table-cell>
          <table:table-cell table:formula="of:=([.B9]-[.$B$15])*([.C9]-[.$C$15])" office:value-type="float" office:value="-0.0625" calcext:value-type="float">
            <text:p>-0.06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table:formula="of:=([.B10]-[.$B$15])^2" office:value-type="float" office:value="175.5625" calcext:value-type="float">
            <text:p>175.5625</text:p>
          </table:table-cell>
          <table:table-cell table:formula="of:=([.C10]-[.C$15])^2" office:value-type="float" office:value="3.0625" calcext:value-type="float">
            <text:p>3.0625</text:p>
          </table:table-cell>
          <table:table-cell table:formula="of:=([.B10]-[.$B$15])*([.C10]-[.$C$15])" office:value-type="float" office:value="23.1875" calcext:value-type="float">
            <text:p>23.18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table:formula="of:=([.B11]-[.$B$15])^2" office:value-type="float" office:value="126.5625" calcext:value-type="float">
            <text:p>126.5625</text:p>
          </table:table-cell>
          <table:table-cell table:formula="of:=([.C11]-[.C$15])^2" office:value-type="float" office:value="7.5625" calcext:value-type="float">
            <text:p>7.5625</text:p>
          </table:table-cell>
          <table:table-cell table:formula="of:=([.B11]-[.$B$15])*([.C11]-[.$C$15])" office:value-type="float" office:value="30.9375" calcext:value-type="float">
            <text:p>30.93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table:formula="of:=([.B12]-[.$B$15])^2" office:value-type="float" office:value="915.0625" calcext:value-type="float">
            <text:p>915.0625</text:p>
          </table:table-cell>
          <table:table-cell table:formula="of:=([.C12]-[.C$15])^2" office:value-type="float" office:value="7.5625" calcext:value-type="float">
            <text:p>7.5625</text:p>
          </table:table-cell>
          <table:table-cell table:formula="of:=([.B12]-[.$B$15])*([.C12]-[.$C$15])" office:value-type="float" office:value="83.1875" calcext:value-type="float">
            <text:p>83.18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formula="of:=([.B13]-[.$B$15])^2" office:value-type="float" office:value="3.0625" calcext:value-type="float">
            <text:p>3.0625</text:p>
          </table:table-cell>
          <table:table-cell table:formula="of:=([.C13]-[.C$15])^2" office:value-type="float" office:value="14.0625" calcext:value-type="float">
            <text:p>14.0625</text:p>
          </table:table-cell>
          <table:table-cell table:formula="of:=([.B13]-[.$B$15])*([.C13]-[.$C$15])" office:value-type="float" office:value="-6.5625" calcext:value-type="float">
            <text:p>-6.5625</text:p>
          </table:table-cell>
        </table:table-row>
        <table:table-row table:style-name="ro1">
          <table:table-cell table:style-name="ce1" office:value-type="string" calcext:value-type="string">
            <text:p>Summation</text:p>
          </table:table-cell>
          <table:table-cell table:formula="of:=SUM([.B2:.B13])" office:value-type="float" office:value="621" calcext:value-type="float">
            <text:p>621</text:p>
          </table:table-cell>
          <table:table-cell table:formula="of:=SUM([.C2:.C13])" office:value-type="float" office:value="123" calcext:value-type="float">
            <text:p>123</text:p>
          </table:table-cell>
          <table:table-cell table:formula="of:=SUM([.D2:.D13])" office:value-type="float" office:value="3922.25" calcext:value-type="float">
            <text:p>3922.25</text:p>
          </table:table-cell>
          <table:table-cell table:formula="of:=SUM([.E2:.E13])" office:value-type="float" office:value="160.25" calcext:value-type="float">
            <text:p>160.25</text:p>
          </table:table-cell>
          <table:table-cell table:formula="of:=SUM([.F2:.F13])" office:value-type="float" office:value="467.75" calcext:value-type="float">
            <text:p>467.75</text:p>
          </table:table-cell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[.B14]/[.A13]" office:value-type="float" office:value="51.75" calcext:value-type="float">
            <text:p>51.75</text:p>
          </table:table-cell>
          <table:table-cell table:formula="of:=[.C14]/[.A13]" office:value-type="float" office:value="10.25" calcext:value-type="float">
            <text:p>10.25</text:p>
          </table:table-cell>
          <table:table-cell table:formula="of:=[.D14]/([.A13]-1)" office:value-type="float" office:value="356.568181818182" calcext:value-type="float">
            <text:p>356.568181818182</text:p>
          </table:table-cell>
          <table:table-cell table:formula="of:=[.E14]/([.A13]-1)" office:value-type="float" office:value="14.5681818181818" calcext:value-type="float">
            <text:p>14.5681818181818</text:p>
          </table:table-cell>
          <table:table-cell table:formula="of:=[.F14]/([.A13]-1)" office:value-type="float" office:value="42.5227272727273" calcext:value-type="float">
            <text:p>42.5227272727273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formula="of:=[.F15]/SQRT([.D15]*[.E15])" office:value-type="float" office:value="0.589993383470093" calcext:value-type="float">
            <text:p>0.589993383470093</text:p>
          </table:table-cell>
          <table:table-cell table:style-name="Default" table:number-columns-repeated="4"/>
        </table:table-row>
      </table:table>
      <table:table table:name="q3" table:style-name="ta1">
        <table:table-column table:style-name="co3" table:number-columns-repeated="6" table:default-cell-style-name="ce2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Expenditure (X)</text:p>
          </table:table-cell>
          <table:table-cell table:style-name="ce1" office:value-type="string" calcext:value-type="string">
            <text:p>Sales (Y)</text:p>
          </table:table-cell>
          <table:table-cell table:style-name="ce1" office:value-type="string" calcext:value-type="string">
            <text:p>(X-Xbar)^2</text:p>
          </table:table-cell>
          <table:table-cell table:style-name="ce1" office:value-type="string" calcext:value-type="string">
            <text:p>(Y-Ybar)^2</text:p>
          </table:table-cell>
          <table:table-cell table:style-name="ce1" office:value-type="string" calcext:value-type="string">
            <text:p>(X-Xbar)(Y-Ybar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formula="of:=([.B2]-[.$B$13])^2" office:value-type="float" office:value="9" calcext:value-type="float">
            <text:p>9</text:p>
          </table:table-cell>
          <table:table-cell table:formula="of:=([.C2]-[.$C$13])^2" office:value-type="float" office:value="64" calcext:value-type="float">
            <text:p>64</text:p>
          </table:table-cell>
          <table:table-cell table:formula="of:=([.B2]-[.$B$13])*([.C2]-[.$C$13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formula="of:=([.B3]-[.$B$13])^2" office:value-type="float" office:value="1" calcext:value-type="float">
            <text:p>1</text:p>
          </table:table-cell>
          <table:table-cell table:formula="of:=([.C3]-[.$C$13])^2" office:value-type="float" office:value="64" calcext:value-type="float">
            <text:p>64</text:p>
          </table:table-cell>
          <table:table-cell table:formula="of:=([.B3]-[.$B$13])*([.C3]-[.$C$13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table:formula="of:=([.B4]-[.$B$13])^2" office:value-type="float" office:value="0" calcext:value-type="float">
            <text:p>0</text:p>
          </table:table-cell>
          <table:table-cell table:formula="of:=([.C4]-[.$C$13])^2" office:value-type="float" office:value="9" calcext:value-type="float">
            <text:p>9</text:p>
          </table:table-cell>
          <table:table-cell table:formula="of:=([.B4]-[.$B$13])*([.C4]-[.$C$13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table:formula="of:=([.B5]-[.$B$13])^2" office:value-type="float" office:value="4" calcext:value-type="float">
            <text:p>4</text:p>
          </table:table-cell>
          <table:table-cell table:formula="of:=([.C5]-[.$C$13])^2" office:value-type="float" office:value="4" calcext:value-type="float">
            <text:p>4</text:p>
          </table:table-cell>
          <table:table-cell table:formula="of:=([.B5]-[.$B$13])*([.C5]-[.$C$13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table:formula="of:=([.B6]-[.$B$13])^2" office:value-type="float" office:value="4" calcext:value-type="float">
            <text:p>4</text:p>
          </table:table-cell>
          <table:table-cell table:formula="of:=([.C6]-[.$C$13])^2" office:value-type="float" office:value="49" calcext:value-type="float">
            <text:p>49</text:p>
          </table:table-cell>
          <table:table-cell table:formula="of:=([.B6]-[.$B$13])*([.C6]-[.$C$1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table:formula="of:=([.B7]-[.$B$13])^2" office:value-type="float" office:value="1" calcext:value-type="float">
            <text:p>1</text:p>
          </table:table-cell>
          <table:table-cell table:formula="of:=([.C7]-[.$C$13])^2" office:value-type="float" office:value="49" calcext:value-type="float">
            <text:p>49</text:p>
          </table:table-cell>
          <table:table-cell table:formula="of:=([.B7]-[.$B$13])*([.C7]-[.$C$13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table:formula="of:=([.B8]-[.$B$13])^2" office:value-type="float" office:value="1" calcext:value-type="float">
            <text:p>1</text:p>
          </table:table-cell>
          <table:table-cell table:formula="of:=([.C8]-[.$C$13])^2" office:value-type="float" office:value="49" calcext:value-type="float">
            <text:p>49</text:p>
          </table:table-cell>
          <table:table-cell table:formula="of:=([.B8]-[.$B$13])*([.C8]-[.$C$13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table:formula="of:=([.B9]-[.$B$13])^2" office:value-type="float" office:value="0" calcext:value-type="float">
            <text:p>0</text:p>
          </table:table-cell>
          <table:table-cell table:formula="of:=([.C9]-[.$C$13])^2" office:value-type="float" office:value="4" calcext:value-type="float">
            <text:p>4</text:p>
          </table:table-cell>
          <table:table-cell table:formula="of:=([.B9]-[.$B$13])*([.C9]-[.$C$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table:formula="of:=([.B10]-[.$B$13])^2" office:value-type="float" office:value="1" calcext:value-type="float">
            <text:p>1</text:p>
          </table:table-cell>
          <table:table-cell table:formula="of:=([.C10]-[.$C$13])^2" office:value-type="float" office:value="4" calcext:value-type="float">
            <text:p>4</text:p>
          </table:table-cell>
          <table:table-cell table:formula="of:=([.B10]-[.$B$13])*([.C10]-[.$C$13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formula="of:=([.B11]-[.$B$13])^2" office:value-type="float" office:value="1" calcext:value-type="float">
            <text:p>1</text:p>
          </table:table-cell>
          <table:table-cell table:formula="of:=([.C11]-[.$C$13])^2" office:value-type="float" office:value="64" calcext:value-type="float">
            <text:p>64</text:p>
          </table:table-cell>
          <table:table-cell table:formula="of:=([.B11]-[.$B$13])*([.C11]-[.$C$13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Summation</text:p>
          </table:table-cell>
          <table:table-cell table:formula="of:=SUM([.B2:.B11])" office:value-type="float" office:value="150" calcext:value-type="float">
            <text:p>150</text:p>
          </table:table-cell>
          <table:table-cell table:formula="of:=SUM([.C2:.C11])" office:value-type="float" office:value="600" calcext:value-type="float">
            <text:p>600</text:p>
          </table:table-cell>
          <table:table-cell table:formula="of:=SUM([.D2:.D11])" office:value-type="float" office:value="22" calcext:value-type="float">
            <text:p>22</text:p>
          </table:table-cell>
          <table:table-cell table:formula="of:=SUM([.E2:.E11])" office:value-type="float" office:value="360" calcext:value-type="float">
            <text:p>360</text:p>
          </table:table-cell>
          <table:table-cell table:formula="of:=SUM([.F2:.F11])" office:value-type="float" office:value="70" calcext:value-type="float">
            <text:p>70</text:p>
          </table:table-cell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[.B12]/[.A11]" office:value-type="float" office:value="15" calcext:value-type="float">
            <text:p>15</text:p>
          </table:table-cell>
          <table:table-cell table:formula="of:=[.C12]/[.A11]" office:value-type="float" office:value="60" calcext:value-type="float">
            <text:p>60</text:p>
          </table:table-cell>
          <table:table-cell table:formula="of:=[.D12]/([.A11]-1)" office:value-type="float" office:value="2.44444444444444" calcext:value-type="float">
            <text:p>2.44444444444444</text:p>
          </table:table-cell>
          <table:table-cell table:formula="of:=[.E12]/([.A11]-1)" office:value-type="float" office:value="40" calcext:value-type="float">
            <text:p>40</text:p>
          </table:table-cell>
          <table:table-cell table:formula="of:=[.F12]/([.A11]-1)" office:value-type="float" office:value="7.77777777777778" calcext:value-type="float">
            <text:p>7.77777777777778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formula="of:=[.F13]/SQRT([.D13]*[.E13])" office:value-type="float" office:value="0.786566506207116" calcext:value-type="float">
            <text:p>0.786566506207116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8T09:17:02.405176119</meta:creation-date>
    <dc:date>2022-09-08T10:02:27.895142333</dc:date>
    <meta:editing-duration>PT45M20S</meta:editing-duration>
    <meta:editing-cycles>13</meta:editing-cycles>
    <meta:generator>LibreOffice/6.0.7.3$Linux_X86_64 LibreOffice_project/00m0$Build-3</meta:generator>
    <meta:document-statistic meta:table-count="3" meta:cell-count="296" meta:object-count="0"/>
  </office:meta>
</office:document-meta>
</file>